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41b"/>
    </style:style>
    <style:style style:name="P2" style:family="paragraph" style:parent-style-name="Standard">
      <style:text-properties officeooo:rsid="000ca41b" officeooo:paragraph-rsid="000ca41b"/>
    </style:style>
    <style:style style:name="T1" style:family="text">
      <style:text-properties officeooo:rsid="000ca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ão vi as aulas, mas fiz umas instalações na meu not.</text:span></text:p>
      <text:p text:style-name="P1"/>
      <text:p text:style-name="P2">-Mudei de sistema operacional no meu notebook </text:p>
      <text:p text:style-name="P1"/>
      <text:p text:style-name="P1"><text:span text:style-name="T1">-Baixei o Virtual Box com esse tutorial:</text:span></text:p>
      <text:p text:style-name="Standard"><text:a xlink:type="simple" xlink:href="https://www.edivaldobrito.com.br/virtualbox-no-linux/" text:style-name="Internet_20_link" text:visited-style-name="Visited_20_Internet_20_Link"/></text:p>
      <text:p text:style-name="Standard"><text:a xlink:type="simple" xlink:href="https://www.edivaldobrito.com.br/virtualbox-no-linux/" text:style-name="Internet_20_link" text:visited-style-name="Visited_20_Internet_20_Link">https://www.edivaldobrito.com.br/virtualbox-no-linux/</text:a></text:p>
      <text:p text:style-name="P2">Pra funcionar tem que desabilitar o Secure Boot </text:p>
      <text:p text:style-name="Standard"/>
      <text:p text:style-name="Standard">-<text:span text:style-name="T1">Baixei a ISO do Windows 10 pra rodar alguns programas que já usava como, por exemplo, o Core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27:30.762618799</meta:creation-date>
    <dc:date>2020-04-03T17:32:59.131104278</dc:date>
    <meta:editing-duration>PT17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2" meta:character-count="335" meta:non-whitespace-character-count="287"/>
  </office:meta>
</office:document-meta>
</file>